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0" calcext:value-type="float">
            <text:p>1300</text:p>
          </table:table-cell>
          <table:table-cell table:style-name="ce7" table:formula="of:=COUNTIF([.B7:.B999998];&quot;X&quot;)" office:value-type="float" office:value="1122" calcext:value-type="float">
            <text:p>112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1" calcext:value-type="float">
            <text:p>13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3" table:number-rows-repeated="11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4">00/00/0000</text:date>, <text:time style:data-style-name="N2" text:time-value="20:43:19.5280922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4T20:43:43.244768740</dc:date>
    <meta:editing-duration>P1DT10H4M31S</meta:editing-duration>
    <meta:editing-cycles>1289</meta:editing-cycles>
    <meta:document-statistic meta:table-count="1" meta:cell-count="7844" meta:object-count="0"/>
  </office:meta>
</office:document-meta>
</file>